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fo:break-before="page"/>
      <style:text-properties style:font-name="Times New Roman" fo:font-size="12pt" fo:font-weight="bold" officeooo:paragraph-rsid="0008f52c" style:font-size-asian="12pt" style:font-weight-asian="bold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8f52c" style:font-size-asian="12pt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d98b0" officeooo:paragraph-rsid="000d98b0" style:font-size-asian="12pt" style:font-weight-asian="bold" style:font-name-complex="Times New Roman1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08f52c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8f52c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paragraph-rsid="0008f52c"/>
    </style:style>
    <style:style style:name="P7" style:family="paragraph" style:parent-style-name="Text_20_body">
      <style:paragraph-properties fo:text-align="center" style:justify-single-word="false"/>
      <style:text-properties style:font-name="Times New Roman"/>
    </style:style>
    <style:style style:name="P8" style:family="paragraph" style:parent-style-name="Text_20_body">
      <style:text-properties style:font-name="Times New Roman"/>
    </style:style>
    <style:style style:name="P9" style:family="paragraph" style:parent-style-name="Text_20_body">
      <style:paragraph-properties fo:text-align="end" style:justify-single-word="false"/>
      <style:text-properties style:font-name="Times New Roman"/>
    </style:style>
    <style:style style:name="P10" style:family="paragraph" style:parent-style-name="Text_20_body">
      <style:paragraph-properties fo:text-align="end" style:justify-single-word="false"/>
      <style:text-properties style:font-name="Times New Roman" officeooo:rsid="00071c29" officeooo:paragraph-rsid="00071c29"/>
    </style:style>
    <style:style style:name="P11" style:family="paragraph" style:parent-style-name="List_20_Paragraph" style:list-style-name="WWNum2">
      <style:paragraph-properties fo:margin-left="0.402cm" fo:margin-right="0cm" fo:margin-top="0cm" fo:margin-bottom="0cm" style:contextual-spacing="true" fo:line-height="100%" fo:text-align="start" style:justify-single-word="false" fo:orphans="2" fo:widows="2" fo:text-indent="-0.284cm" style:auto-text-indent="false"/>
      <style:text-properties style:font-name="Times New Roman" fo:font-size="12pt" officeooo:paragraph-rsid="0015e81a" style:font-size-asian="12pt" style:font-size-complex="12pt"/>
    </style:style>
    <style:style style:name="P12" style:family="paragraph" style:parent-style-name="List_20_Paragraph" style:list-style-name="WWNum2">
      <style:paragraph-properties fo:margin-left="0.402cm" fo:margin-right="0cm" fo:margin-top="0cm" fo:margin-bottom="0cm" style:contextual-spacing="true" fo:line-height="100%" fo:text-align="start" style:justify-single-word="false" fo:orphans="2" fo:widows="2" fo:text-indent="-0.284cm" style:auto-text-indent="false"/>
      <style:text-properties style:font-name="Times New Roman" fo:font-size="12pt" officeooo:paragraph-rsid="0015e81a" style:font-name-asian="Times New Roman1" style:font-size-asian="12pt" style:language-asian="en" style:country-asian="US" style:font-name-complex="Calibri1" style:font-size-complex="12pt" style:language-complex="ar" style:country-complex="SA"/>
    </style:style>
    <style:style style:name="P13" style:family="paragraph" style:parent-style-name="List_20_Paragraph" style:list-style-name="WWNum2">
      <style:paragraph-properties fo:margin-left="0.402cm" fo:margin-right="0cm" fo:margin-top="0cm" fo:margin-bottom="0cm" style:contextual-spacing="true" fo:line-height="100%" fo:text-align="start" style:justify-single-word="false" fo:orphans="2" fo:widows="2" fo:text-indent="-0.284cm" style:auto-text-indent="false"/>
      <style:text-properties style:font-name="Times New Roman" fo:font-size="12pt" fo:language="en" fo:country="US" officeooo:paragraph-rsid="0015e81a" style:font-name-asian="Times New Roman1" style:font-size-asian="12pt" style:language-asian="en" style:country-asian="US" style:font-name-complex="Calibri1" style:font-size-complex="12pt" style:language-complex="ar" style:country-complex="SA"/>
    </style:style>
    <style:style style:name="P14" style:family="paragraph" style:parent-style-name="List_20_Paragraph" style:list-style-name="WWNum2">
      <style:paragraph-properties fo:margin-left="0.651cm" fo:margin-right="0cm" fo:margin-top="0cm" fo:margin-bottom="0cm" style:contextual-spacing="true" fo:line-height="100%" fo:text-align="start" style:justify-single-word="false" fo:orphans="2" fo:widows="2" fo:text-indent="-0.499cm" style:auto-text-indent="false"/>
      <style:text-properties style:font-name="Times New Roman" fo:font-size="12pt" fo:language="en" fo:country="US" officeooo:paragraph-rsid="0015e81a" style:font-name-asian="Times New Roman1" style:font-size-asian="12pt" style:language-asian="en" style:country-asian="US" style:font-name-complex="Calibri1" style:font-size-complex="12pt" style:language-complex="ar" style:country-complex="SA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bold" officeooo:rsid="000d98b0" officeooo:paragraph-rsid="000e4f60" style:font-size-asian="12pt" style:font-weight-asian="bold" style:font-name-complex="Times New Roman1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bold" officeooo:rsid="000d98b0" officeooo:paragraph-rsid="000d98b0" style:font-size-asian="12pt" style:font-weight-asian="bold" style:font-name-complex="Times New Roman1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bold" officeooo:rsid="000d98b0" officeooo:paragraph-rsid="000d98b0" style:font-size-asian="12pt" style:font-weight-asian="bold" style:font-name-complex="Times New Roman1" style:font-weight-complex="bold"/>
    </style:style>
    <style:style style:name="P18" style:family="paragraph" style:parent-style-name="Standard" style:list-style-name="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style:font-name-asian="Times New Roman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 style:list-style-name="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style:font-name-asian="Times New Roman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 style:list-style-name="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officeooo:paragraph-rsid="00155fa0" style:font-name-asian="Times New Roman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 style:list-style-name="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officeooo:paragraph-rsid="0015e81a" style:font-name-asian="Times New Roman1" style:font-size-asian="12pt" style:language-asian="en" style:country-asian="US" style:font-name-complex="Calibri1" style:font-size-complex="12pt" style:language-complex="ar" style:country-complex="SA"/>
    </style:style>
    <style:style style:name="P22" style:family="paragraph" style:parent-style-name="Standard" style:list-style-name="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officeooo:paragraph-rsid="001774d7" style:font-name-asian="Times New Roman1" style:font-size-asian="12pt" style:language-asian="en" style:country-asian="US" style:font-name-complex="Calibri1" style:font-size-complex="12pt" style:language-complex="ar" style:country-complex="SA"/>
    </style:style>
    <style:style style:name="P23" style:family="paragraph" style:parent-style-name="Standard" style:list-style-name="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officeooo:rsid="001774d7" officeooo:paragraph-rsid="001774d7" style:font-name-asian="Times New Roman1" style:font-size-asian="12pt" style:language-asian="en" style:country-asian="US" style:font-name-complex="Calibri1" style:font-size-complex="12pt" style:language-complex="ar" style:country-complex="SA"/>
    </style:style>
    <style:style style:name="P24" style:family="paragraph" style:parent-style-name="Standard" style:list-style-name="">
      <style:paragraph-properties fo:margin-top="0cm" fo:margin-bottom="0cm" style:contextual-spacing="false" fo:line-height="115%" fo:text-align="start" style:justify-single-word="false" fo:orphans="2" fo:widows="2"/>
      <style:text-properties style:font-name="Times New Roman" fo:font-size="12pt" fo:language="en" fo:country="US" officeooo:paragraph-rsid="0015e81a" style:letter-kerning="false" style:font-name-asian="Times New Roman1" style:font-size-asian="12pt" style:language-asian="en" style:country-asian="US" style:font-name-complex="Calibri1" style:font-size-complex="12pt" style:language-complex="ar" style:country-complex="SA" style:font-weight-complex="bold"/>
    </style:style>
    <style:style style:name="P25" style:family="paragraph" style:parent-style-name="Text_20_body">
      <style:text-properties style:font-name="Times New Roman" officeooo:rsid="00148a91" officeooo:paragraph-rsid="00148a91"/>
    </style:style>
    <style:style style:name="P26" style:family="paragraph" style:parent-style-name="Text_20_body">
      <style:text-properties style:font-name="Times New Roman" officeooo:rsid="00155fa0" officeooo:paragraph-rsid="00155fa0"/>
    </style:style>
    <style:style style:name="P27" style:family="paragraph" style:parent-style-name="Text_20_body">
      <style:text-properties style:font-name="Times New Roman" officeooo:rsid="001629ba" officeooo:paragraph-rsid="001629ba"/>
    </style:style>
    <style:style style:name="P28" style:family="paragraph" style:parent-style-name="Text_20_body">
      <style:text-properties style:font-name="Times New Roman" officeooo:rsid="001774d7" officeooo:paragraph-rsid="001774d7"/>
    </style:style>
    <style:style style:name="P29" style:family="paragraph" style:parent-style-name="Text_20_body">
      <style:text-properties style:font-name="Times New Roman" fo:language="ru" fo:country="RU" officeooo:rsid="001774d7" officeooo:paragraph-rsid="001774d7"/>
    </style:style>
    <style:style style:name="P30" style:family="paragraph" style:parent-style-name="Text_20_body">
      <style:text-properties officeooo:rsid="00155fa0" officeooo:paragraph-rsid="00155fa0"/>
    </style:style>
    <style:style style:name="T1" style:family="text">
      <style:text-properties style:font-name="Times New Roman"/>
    </style:style>
    <style:style style:name="T2" style:family="text">
      <style:text-properties officeooo:rsid="00071c2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bf303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style:letter-kerning="true" style:font-weight-complex="bold"/>
    </style:style>
    <style:style style:name="T7" style:family="text">
      <style:text-properties fo:language="ru" fo:country="RU" officeooo:rsid="00148a91" style:letter-kerning="true" style:font-weight-complex="bold"/>
    </style:style>
    <style:style style:name="T8" style:family="text">
      <style:text-properties fo:language="ru" fo:country="RU" officeooo:rsid="00155fa0" style:letter-kerning="true" style:font-weight-complex="bold"/>
    </style:style>
    <style:style style:name="T9" style:family="text">
      <style:text-properties fo:language="ru" fo:country="RU" officeooo:rsid="0015e81a" style:letter-kerning="true" style:font-weight-complex="bold"/>
    </style:style>
    <style:style style:name="T10" style:family="text">
      <style:text-properties fo:language="ru" fo:country="RU" style:letter-kerning="true" style:font-name-complex="Times New Roman1" style:font-weight-complex="bold"/>
    </style:style>
    <style:style style:name="T11" style:family="text">
      <style:text-properties fo:language="ru" fo:country="RU" officeooo:rsid="00148a91" style:letter-kerning="true" style:font-name-complex="Times New Roman1" style:font-weight-complex="bold"/>
    </style:style>
    <style:style style:name="T12" style:family="text">
      <style:text-properties fo:language="ru" fo:country="RU" style:letter-kerning="true" style:font-name-asian="Times New Roman1" style:language-asian="en" style:country-asian="US" style:font-name-complex="Calibri1" style:language-complex="ar" style:country-complex="SA" style:font-weight-complex="bold"/>
    </style:style>
    <style:style style:name="T13" style:family="text">
      <style:text-properties fo:font-size="12pt" fo:font-weight="bold" style:font-size-asian="12pt" style:font-weight-asian="bold" style:font-name-complex="Times New Roman1"/>
    </style:style>
    <style:style style:name="T14" style:family="text">
      <style:text-properties fo:font-size="12pt" style:font-size-asian="12pt" style:font-name-complex="Times New Roman1"/>
    </style:style>
    <style:style style:name="T15" style:family="text">
      <style:text-properties fo:font-size="12pt" officeooo:rsid="000a6b8c" style:font-size-asian="12pt" style:font-name-complex="Times New Roman1"/>
    </style:style>
    <style:style style:name="T16" style:family="text">
      <style:text-properties fo:font-size="12pt" officeooo:rsid="000a1bfd" style:font-size-asian="12pt" style:font-name-complex="Times New Roman1"/>
    </style:style>
    <style:style style:name="T17" style:family="text">
      <style:text-properties fo:font-size="12pt" officeooo:rsid="0008f52c" style:font-size-asian="12pt" style:font-name-complex="Times New Roman1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normal" officeooo:rsid="000e4f60" style:font-weight-asian="normal" style:font-weight-complex="normal"/>
    </style:style>
    <style:style style:name="T20" style:family="text">
      <style:text-properties officeooo:rsid="000ce21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e4f60" style:font-weight-asian="normal" style:font-weight-complex="normal"/>
    </style:style>
    <style:style style:name="T23" style:family="text">
      <style:text-properties fo:font-weight="normal" officeooo:rsid="0008f52c" style:font-weight-asian="normal" style:font-weight-complex="normal"/>
    </style:style>
    <style:style style:name="T24" style:family="text">
      <style:text-properties style:letter-kerning="true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Ф</text:p>
      <text:p text:style-name="P7">Московский авиационный институт (национальный исследовательский университет)</text:p>
      <text:p text:style-name="P7"/>
      <text:p text:style-name="P7">Институт №3 «Системы управления, информатика и электроэнергетика»</text:p>
      <text:p text:style-name="P7">Кафедра 304 «Вычислительные машины, системы и сети»</text:p>
      <text:p text:style-name="P8"/>
      <text:p text:style-name="P8"/>
      <text:p text:style-name="P8"/>
      <text:p text:style-name="P8"/>
      <text:p text:style-name="P8"/>
      <text:p text:style-name="P8"/>
      <text:p text:style-name="P7">Отчет по лабораторной работе №1</text:p>
      <text:p text:style-name="P7">По дисциплине "Метрология, стандартизация и сертификация"</text:p>
      <text:p text:style-name="P7">По теме «Национальная система стандартизации».</text:p>
      <text:p text:style-name="P8"/>
      <text:p text:style-name="P8"/>
      <text:p text:style-name="P8"/>
      <text:p text:style-name="P8"/>
      <text:p text:style-name="P8"/>
      <text:p text:style-name="P9">Выполнил<text:span text:style-name="T4">и</text:span>:</text:p>
      <text:p text:style-name="P9">Студент<text:span text:style-name="T2">ы</text:span> гр. <text:span text:style-name="T2">М3О-311Б-21:</text:span></text:p>
      <text:p text:style-name="P9"><text:s/><text:span text:style-name="T2">Давыдов А.П.</text:span></text:p>
      <text:p text:style-name="P10">Фальгаров А.А.</text:p>
      <text:p text:style-name="P10">Черноруцкий А.<text:span text:style-name="T3">М</text:span></text:p>
      <text:p text:style-name="P9"><text:s/>(М3О-31<text:span text:style-name="T2">1</text:span>Б-<text:span text:style-name="T2">21</text:span>)</text:p>
      <text:p text:style-name="P9">Приняла:</text:p>
      <text:p text:style-name="P9">Доцент, к.э.н. Сергеева И.А.</text:p>
      <text:p text:style-name="P8"/>
      <text:p text:style-name="P8"/>
      <text:p text:style-name="P8"/>
      <text:p text:style-name="P7"/>
      <text:p text:style-name="P7">Москва 202<text:span text:style-name="T20">3</text:span></text:p>
      <text:p text:style-name="P1">Введение</text:p>
      <text:p text:style-name="P5"><text:span text:style-name="T13">Цель</text:span><text:span text:style-name="T14">: Изучить </text:span><text:span text:style-name="T15">р</text:span><text:span text:style-name="T16">оссийскую</text:span><text:span text:style-name="T14"> систему стандартизации и </text:span><text:span text:style-name="T16">определить отличия между разными нормативными документами.</text:span></text:p>
      <text:p text:style-name="P5"><text:span text:style-name="T13">Предмет исследования</text:span><text:span text:style-name="T14">: Нормативные (Нормативно-технические) документы национальной системы стандартизации</text:span></text:p>
      <text:p text:style-name="P4"/>
      <text:p text:style-name="P2">Сравнительная таблица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153052143056">
          <table:table-cell table:style-name="Таблица1.A1" office:value-type="string">
            <text:p text:style-name="P8">Показатели нормативных документов</text:p>
          </table:table-cell>
          <table:table-cell table:style-name="Таблица1.A1" office:value-type="string">
            <text:p text:style-name="P8">Национальные стандарты</text:p>
            <text:p text:style-name="P8">НС</text:p>
          </table:table-cell>
          <table:table-cell table:style-name="Таблица1.A1" office:value-type="string">
            <text:p text:style-name="P8">Стандарты организаций</text:p>
            <text:p text:style-name="P8">СТО</text:p>
          </table:table-cell>
          <table:table-cell table:style-name="Таблица1.D1" office:value-type="string">
            <text:p text:style-name="P8">Технические условия</text:p>
            <text:p text:style-name="P8">ТУ</text:p>
          </table:table-cell>
        </table:table-row>
        <table:table-row table:style-name="TableLine2153052158320">
          <table:table-cell table:style-name="Таблица1.A2" office:value-type="string">
            <text:p text:style-name="P8">1. Характеристика</text:p>
          </table:table-cell>
          <table:table-cell table:style-name="Таблица1.A2" office:value-type="string">
            <text:p text:style-name="P8">Нормативный документ, утверждённый национальным органом РФ (Росстандарт)</text:p>
          </table:table-cell>
          <table:table-cell table:style-name="Таблица1.A2" office:value-type="string">
            <text:p text:style-name="P8">Нормативный документ, введённый федеральным законом о техническом регулировании</text:p>
          </table:table-cell>
          <table:table-cell table:style-name="Таблица1.D2" office:value-type="string">
            <text:p text:style-name="P8">Нормативно-технический Документ, выполняющий роль нормативного документа, если на них делаются ссылки в договорах и контрактах.</text:p>
          </table:table-cell>
        </table:table-row>
        <table:table-row table:style-name="TableLine2153052156304">
          <table:table-cell table:style-name="Таблица1.A2" office:value-type="string">
            <text:p text:style-name="P8">2. Область применения</text:p>
          </table:table-cell>
          <table:table-cell table:style-name="Таблица1.A2" office:value-type="string">
            <text:p text:style-name="P8">устанавливает правила формирования и ведения реестра технических условий на продукцию и правила получения информации реестра пользователями. </text:p>
          </table:table-cell>
          <table:table-cell table:style-name="Таблица1.A2" office:value-type="string">
            <text:p text:style-name="P8">Процессы</text:p>
            <text:p text:style-name="P8">(работы), услуги, продукция для организации</text:p>
            <text:p text:style-name="P8"/>
          </table:table-cell>
          <table:table-cell table:style-name="Таблица1.D2" office:value-type="string">
            <text:p text:style-name="P8">общие требования, правила и нормы к выполнению технических условий; Изделия машиностроения и приборостроения всех отраслей промышленности.</text:p>
          </table:table-cell>
        </table:table-row>
        <table:table-row table:style-name="TableLine2153052151984">
          <table:table-cell table:style-name="Таблица1.A2" office:value-type="string">
            <text:p text:style-name="P8">3. Объекты</text:p>
          </table:table-cell>
          <table:table-cell table:style-name="Таблица1.A2" office:value-type="string">
            <text:p text:style-name="P8">Имеющие межотраслевое значение</text:p>
          </table:table-cell>
          <table:table-cell table:style-name="Таблица1.A2" office:value-type="string">
            <text:p text:style-name="P8">Продукция, создаваемая и поставляемая конкретной организацией</text:p>
          </table:table-cell>
          <table:table-cell table:style-name="Таблица1.D2" office:value-type="string">
            <text:p text:style-name="P8">Очень специфические изделия, не имеющие промышленного производства.</text:p>
          </table:table-cell>
        </table:table-row>
        <table:table-row table:style-name="TableLine2153052152848">
          <table:table-cell table:style-name="Таблица1.A2" office:value-type="string">
            <text:p text:style-name="P8">4. Требования к Н.Д.</text:p>
          </table:table-cell>
          <table:table-cell table:style-name="Таблица1.A2" office:value-type="string">
            <text:p text:style-name="P8">Требования к продукции, работам и услугам, углубляющие требования технических регламентов; </text:p>
            <text:p text:style-name="P8">Требования технической и <text:soft-page-break/>информационной совместимости, а также взаимозаменяемости объектов стандартизации.</text:p>
          </table:table-cell>
          <table:table-cell table:style-name="Таблица1.A2" office:value-type="string">
            <text:p text:style-name="P8">Требования к титульному листу; Наименованию стандарта; Обозначению стандарта; Области применения; Нормативным ссылкам; Терминам; <text:soft-page-break/>Обозначениям; Основным нормативным п<text:span text:style-name="T3">оложениям; Приложениям и библиографии.</text:span></text:p>
          </table:table-cell>
          <table:table-cell table:style-name="Таблица1.D2" office:value-type="string">
            <text:p text:style-name="P8">Технические; Безопасности; Охраны окружающей среды; Контроля; Указания по эксплуатации, хранению, транспортированию и утилизации; Гарантии <text:soft-page-break/>изготовителя.</text:p>
          </table:table-cell>
        </table:table-row>
        <table:table-row table:style-name="TableLine2153052145648">
          <table:table-cell table:style-name="Таблица1.A2" office:value-type="string">
            <text:p text:style-name="P8">5. Разработчик</text:p>
          </table:table-cell>
          <table:table-cell table:style-name="Таблица1.A2" office:value-type="string">
            <text:p text:style-name="P8">РАЗРАБОТАН Федеральным государственным унитарным предприятием "Российский научно-технический центр информации по стандартизации, метрологии и оценке соответствия" (ФГБУ "Институт стандартизации") </text:p>
          </table:table-cell>
          <table:table-cell table:style-name="Таблица1.A2" office:value-type="string">
            <text:p text:style-name="P8">ФГУП</text:p>
            <text:p text:style-name="P8">«СТАНДАРТИНФОРМ»</text:p>
            <text:p text:style-name="P8">Федеральным государственным унитарным</text:p>
            <text:p text:style-name="P8">предприятием «Российский научно-технический центр информации по</text:p>
            <text:p text:style-name="P8">стандартизации, метрологии и оценке соответствия»</text:p>
          </table:table-cell>
          <table:table-cell table:style-name="Таблица1.D2" office:value-type="string">
            <text:p text:style-name="P8">РАЗРАБОТАН  Федеральным государственным унитарным предприятием "Всероссийский научно-исследовательский институт стандартизации и сертификации в машиностроении" (ВНИИНМАШ) </text:p>
          </table:table-cell>
        </table:table-row>
        <table:table-row table:style-name="TableLine2153052153136">
          <table:table-cell table:style-name="Таблица1.A2" office:value-type="string">
            <text:p text:style-name="P8">6. Стадии разработки.</text:p>
          </table:table-cell>
          <table:table-cell table:style-name="Таблица1.A2" office:value-type="string">
            <text:p text:style-name="P25">1) Организация разработки стандарта<text:line-break/>2) Разработка первой редакции проекта стандарта и её публичное обсуждение<text:line-break/>3) Разработка окончательно редакции проекта стандарта и её экспертиза<text:line-break/>4) Представление на утверждение, утверждение, государственная регистрация и публикация стандарта</text:p>
          </table:table-cell>
          <table:table-cell table:style-name="Таблица1.A2" office:value-type="string">
            <text:h text:style-name="P18" text:outline-level="1"><text:span text:style-name="T10">1</text:span><text:span text:style-name="T11">)</text:span><text:span text:style-name="T10"> Создание соответствующего проекта стандарта;</text:span></text:h>
            <text:h text:style-name="P18" text:outline-level="1"><text:span text:style-name="T10">2</text:span><text:span text:style-name="T11">) </text:span><text:span text:style-name="T10">Процедура регистрации проекта; </text:span></text:h>
            <text:h text:style-name="P18" text:outline-level="1"><text:span text:style-name="T10">3</text:span><text:span text:style-name="T11">)</text:span><text:span text:style-name="T10"> Рассмотрение протокола обсуждения; </text:span></text:h>
            <text:h text:style-name="P18" text:outline-level="1"><text:span text:style-name="T10">4</text:span><text:span text:style-name="T11">)</text:span><text:span text:style-name="T10"> Внесение необходимых правок и доработок в проект по итогам обсуждения;</text:span></text:h>
            <text:h text:style-name="P18" text:outline-level="1"><text:span text:style-name="T10">5</text:span><text:span text:style-name="T11">)</text:span><text:span text:style-name="T10"> Принятие решения об утверждении получившегося проекта; </text:span></text:h>
            <text:h text:style-name="P18" text:outline-level="1"><text:span text:style-name="T10">6</text:span><text:span text:style-name="T11">)</text:span><text:span text:style-name="T10"> Экспертиза проекта;</text:span></text:h>
            <text:h text:style-name="P18" text:outline-level="1"><text:span text:style-name="T10">7</text:span><text:span text:style-name="T11">)</text:span><text:span text:style-name="T10"> Принятие СТО;</text:span></text:h>
            <text:h text:style-name="P18" text:outline-level="1"><text:span text:style-name="T10">8</text:span><text:span text:style-name="T11">)</text:span><text:span text:style-name="T10"> Регистрация утвержденного документа; </text:span></text:h>
            <text:h text:style-name="P18" text:outline-level="1"><text:soft-page-break/><text:span text:style-name="T10">9</text:span><text:span text:style-name="T11">)</text:span><text:span text:style-name="T10"> Процесс внедрение на предприятие норм, установленных в СТО.</text:span></text:h>
          </table:table-cell>
          <table:table-cell table:style-name="Таблица1.D2" office:value-type="string">
            <text:h text:style-name="P19" text:outline-level="1"><text:span text:style-name="T6">1</text:span><text:span text:style-name="T7">)</text:span><text:span text:style-name="T6"> Составление технического задания на разработку ТУ согласно установленной форме;</text:span></text:h>
            <text:h text:style-name="P19" text:outline-level="1"><text:span text:style-name="T6">2</text:span><text:span text:style-name="T7">) </text:span><text:span text:style-name="T6">Разработка Технических условий экспертами-метрологами;</text:span></text:h>
            <text:h text:style-name="P19" text:outline-level="1"><text:span text:style-name="T6">3</text:span><text:span text:style-name="T7">) </text:span><text:span text:style-name="T6">Согласование и утверждение ТУ;</text:span></text:h>
            <text:h text:style-name="P19" text:outline-level="1"><text:span text:style-name="T6">4</text:span><text:span text:style-name="T7">) </text:span><text:span text:style-name="T6">Регистрация Технических условий в Федеральном агентстве метрологии и технического регулирования;</text:span></text:h>
          </table:table-cell>
        </table:table-row>
        <table:table-row table:style-name="TableLine2153052153712">
          <table:table-cell table:style-name="Таблица1.A2" office:value-type="string">
            <text:p text:style-name="P8">7. Утверждение и согласование</text:p>
          </table:table-cell>
          <table:table-cell table:style-name="Таблица1.A2" office:value-type="string">
            <text:p text:style-name="P30"><text:span text:style-name="T1">Документы о стандарте направляются в федеральный орган исполнительной власти, который и принимает решение об утверждении. Дату введения устанавливают не ранее 30 дней после утверждения.</text:span></text:p>
          </table:table-cell>
          <table:table-cell table:style-name="Таблица1.A2" office:value-type="string">
            <text:p text:style-name="P25">Согласование СТО осуществляется перед утверждением в порядке, установленном конкретной организацией. СТО утверждается руководителем с указанием даты введения.</text:p>
          </table:table-cell>
          <table:table-cell table:style-name="Таблица1.D2" office:value-type="string">
            <text:p text:style-name="P26">Подлежат согласованию на приёмной комиссии. Далее <text:s/>принимается опытный образец или партия, это означает согласование ТУ. ТУ направляется заказчику, если решение о постановки на производство принимается без комиссии.</text:p>
          </table:table-cell>
        </table:table-row>
        <table:table-row table:style-name="TableLine2153052154288">
          <table:table-cell table:style-name="Таблица1.A2" office:value-type="string">
            <text:p text:style-name="P8">8. Содержание</text:p>
          </table:table-cell>
          <table:table-cell table:style-name="Таблица1.A2" office:value-type="string">
            <text:h text:style-name="P20" text:outline-level="1"><text:span text:style-name="T8">1</text:span><text:span text:style-name="T9">)</text:span><text:span text:style-name="T6"> Введение;</text:span></text:h>
            <text:h text:style-name="P20" text:outline-level="1"><text:span text:style-name="T6">2</text:span><text:span text:style-name="T9">) </text:span><text:span text:style-name="T6">Содеражние;</text:span></text:h>
            <text:h text:style-name="P20" text:outline-level="1"><text:span text:style-name="T6">3</text:span><text:span text:style-name="T9">) </text:span><text:span text:style-name="T6">Требования к продукции, работам и услугам, углубляющие требования технических регламентов; </text:span></text:h>
            <text:h text:style-name="P20" text:outline-level="1"><text:span text:style-name="T6">4</text:span><text:span text:style-name="T9">) </text:span><text:span text:style-name="T6">Требования технической и информационной совместимости, а также взаимозаменяемости объектов стандартизации</text:span></text:h>
          </table:table-cell>
          <table:table-cell table:style-name="Таблица1.A2" office:value-type="string">
            <text:h text:style-name="P21" text:outline-level="1"><text:span text:style-name="T6">1</text:span><text:span text:style-name="T9">) </text:span><text:span text:style-name="T6">Титульный лист;</text:span></text:h>
            <text:h text:style-name="P21" text:outline-level="1"><text:span text:style-name="T6">2</text:span><text:span text:style-name="T9">) </text:span><text:span text:style-name="T6">Предисловие;</text:span></text:h>
            <text:h text:style-name="P21" text:outline-level="1"><text:span text:style-name="T6">3</text:span><text:span text:style-name="T9">) </text:span><text:span text:style-name="T6">Содержание;</text:span></text:h>
            <text:h text:style-name="P21" text:outline-level="1"><text:span text:style-name="T6">4</text:span><text:span text:style-name="T9">) </text:span><text:span text:style-name="T6">Введение;</text:span></text:h>
            <text:h text:style-name="P21" text:outline-level="1"><text:span text:style-name="T6">5</text:span><text:span text:style-name="T9">) </text:span><text:span text:style-name="T6">Наименование;</text:span></text:h>
            <text:h text:style-name="P21" text:outline-level="1"><text:span text:style-name="T6">6</text:span><text:span text:style-name="T9">) </text:span><text:span text:style-name="T6">Область применения;</text:span></text:h>
            <text:h text:style-name="P21" text:outline-level="1"><text:span text:style-name="T6">7</text:span><text:span text:style-name="T9">) </text:span><text:span text:style-name="T6">Нормативные<text:line-break/>8</text:span><text:span text:style-name="T9">) </text:span><text:span text:style-name="T6">Ссылки;</text:span></text:h>
            <text:h text:style-name="P21" text:outline-level="1"><text:span text:style-name="T6">термины и определения;</text:span></text:h>
            <text:h text:style-name="P21" text:outline-level="1"><text:span text:style-name="T6">9</text:span><text:span text:style-name="T9">) </text:span><text:span text:style-name="T6">Обозначения и сокращения;</text:span></text:h>
            <text:h text:style-name="P21" text:outline-level="1"><text:span text:style-name="T6">10</text:span><text:span text:style-name="T9">) </text:span><text:span text:style-name="T6">Основные нормативные положения;</text:span></text:h>
            <text:h text:style-name="P21" text:outline-level="1"><text:span text:style-name="T6">11</text:span><text:span text:style-name="T9">) </text:span><text:span text:style-name="T6">Приложения;</text:span></text:h>
            <text:h text:style-name="P21" text:outline-level="1"><text:span text:style-name="T6">библиография.</text:span></text:h>
          </table:table-cell>
          <table:table-cell table:style-name="Таблица1.D2" office:value-type="string">
            <text:list xml:id="list2039840507" text:style-name="WWNum2">
              <text:list-item>
                <text:h text:style-name="P11" text:outline-level="1"><text:span text:style-name="T12">Вводная часть</text:span></text:h>
              </text:list-item>
              <text:list-item>
                <text:h text:style-name="P12" text:outline-level="1"><text:span text:style-name="T6">Технические требования;</text:span></text:h>
              </text:list-item>
              <text:list-item>
                <text:h text:style-name="P12" text:outline-level="1"><text:span text:style-name="T6">Требования безопасности;</text:span></text:h>
              </text:list-item>
              <text:list-item>
                <text:h text:style-name="P12" text:outline-level="1"><text:span text:style-name="T6">Требования охраны окружающей среды;</text:span></text:h>
              </text:list-item>
              <text:list-item>
                <text:h text:style-name="P12" text:outline-level="1"><text:span text:style-name="T6">Правила приемки;</text:span></text:h>
              </text:list-item>
              <text:list-item>
                <text:h text:style-name="P12" text:outline-level="1"><text:span text:style-name="T6">Методы контроля;</text:span></text:h>
              </text:list-item>
              <text:list-item>
                <text:h text:style-name="P12" text:outline-level="1"><text:span text:style-name="T6">Транспортирование и хранение;</text:span></text:h>
              </text:list-item>
              <text:list-item>
                <text:h text:style-name="P12" text:outline-level="1"><text:span text:style-name="T6">Указание по эксплуатации;</text:span></text:h>
              </text:list-item>
              <text:list-item>
                <text:h text:style-name="P13" text:outline-level="1"><text:span text:style-name="T24">Гарантии изготовителя;</text:span></text:h>
              </text:list-item>
              <text:list-item>
                <text:h text:style-name="P14" text:outline-level="1"><text:span text:style-name="T24">Заключение.</text:span></text:h>
              </text:list-item>
            </text:list>
            <text:h text:style-name="P24" text:outline-level="1"/>
          </table:table-cell>
        </table:table-row>
        <table:table-row table:style-name="TableLine2153052154576">
          <table:table-cell table:style-name="Таблица1.A2" office:value-type="string">
            <text:p text:style-name="P8">9. Применение знака соответствия</text:p>
          </table:table-cell>
          <table:table-cell table:style-name="Таблица1.A2" office:value-type="string">
            <text:p text:style-name="P27">Маркировка осуществляется на несъемную часть каждой конкретной продукции. Правила нанесения маркировки устанавливаются в <text:soft-page-break/>порядке сертификации однородной продукции.</text:p>
          </table:table-cell>
          <table:table-cell table:style-name="Таблица1.A2" office:value-type="string">
            <text:h text:style-name="P22" text:outline-level="1"><text:span text:style-name="T6">Продукция, подлежащая обязательному подтверждению соответствия, маркируется знаком обращения на рынке или знаком </text:span><text:soft-page-break/><text:span text:style-name="T6">соответствия</text:span></text:h>
          </table:table-cell>
          <table:table-cell table:style-name="Таблица1.D2" office:value-type="string">
            <text:h text:style-name="P23" text:outline-level="1"><text:span text:style-name="T6">Маркировку наносится на продукцию с целью доведения информации до потребителя и ее идентификации при заказе, поставке, </text:span><text:soft-page-break/><text:span text:style-name="T6">транспортировании, хранении, применении и утилизации</text:span></text:h>
          </table:table-cell>
        </table:table-row>
        <table:table-row table:style-name="TableLine2153052142480">
          <table:table-cell table:style-name="Таблица1.A2" office:value-type="string">
            <text:p text:style-name="P8">10. Обозначение и его расшифровка</text:p>
          </table:table-cell>
          <table:table-cell table:style-name="Таблица1.A2" office:value-type="string">
            <text:p text:style-name="P8">ГОСТ Р 1.0-2018.</text:p>
            <text:p text:style-name="P8"/>
            <text:p text:style-name="P8">ГОСТ Р — Индекс Стандарта</text:p>
            <text:p text:style-name="P8"/>
            <text:p text:style-name="P8">1. - номер комплекса стандартов</text:p>
            <text:p text:style-name="P8"/>
            <text:p text:style-name="P8">0 — Номер группы стандартов в соответствии и порядковый номер в группе</text:p>
            <text:p text:style-name="P8"/>
            <text:p text:style-name="P8">2018 — год принятия.</text:p>
          </table:table-cell>
          <table:table-cell table:style-name="Таблица1.A2" office:value-type="string">
            <text:p text:style-name="P29">СТО <text:span text:style-name="T18">{</text:span>Код органа по общероссийскому классификатору предприятий и организаций<text:span text:style-name="T18">}-{</text:span>Регистрационный номер, присваемый организации<text:span text:style-name="T18">}-{</text:span>Год утверждения<text:span text:style-name="T18">}.</text:span></text:p>
            <text:p text:style-name="P29"><text:span text:style-name="T18"/></text:p>
            <text:p text:style-name="P29">СТО — это индекс стандарта.</text:p>
          </table:table-cell>
          <table:table-cell table:style-name="Таблица1.D2" office:value-type="string">
            <text:p text:style-name="P28">ТУ <text:span text:style-name="T18">{</text:span><text:span text:style-name="T3">Код группы продукции в соответствии с классификатором</text:span><text:span text:style-name="T18">}-{</text:span><text:span text:style-name="T3">Регистрационный номер</text:span><text:span text:style-name="T18">}-{</text:span><text:span text:style-name="T3">Код предприятия-разработчика ТУ по классификатору предприятий и организаций</text:span><text:span text:style-name="T18">}-{</text:span><text:span text:style-name="T3">Год утверждения документа</text:span><text:span text:style-name="T18">}</text:span></text:p>
          </table:table-cell>
        </table:table-row>
      </table:table>
      <text:p text:style-name="P4"/>
      <text:p text:style-name="P3">Изученные в ходе работы стандарты</text:p>
      <text:list xml:id="list2501207097" text:style-name="L1">
        <text:list-item>
          <text:p text:style-name="P15">ГОСТ Р 1.0-2018<text:span text:style-name="T21"> Стандартизация в Российской Федерации. Основные положения. </text:span><text:span text:style-name="T22">(Область применения; Разработчик; </text:span><text:span text:style-name="T23">Утверждение и согласование</text:span><text:span text:style-name="T19">)</text:span></text:p>
        </text:list-item>
        <text:list-item>
          <text:p text:style-name="P16">ГОСТ Р 1.12-2020<text:span text:style-name="T21"> Стандартизация в Российской Федерации. Термины и Определения.</text:span></text:p>
        </text:list-item>
        <text:list-item>
          <text:p text:style-name="P17">ГОСТ Р 1.2-2019<text:span text:style-name="T21"> </text:span><text:span text:style-name="T5">Стандартизация в Российской Федерации. Стандарты национальные. Правила разработки, утверждения, обновления и отмены.</text:span></text:p>
        </text:list-item>
        <text:list-item>
          <text:p text:style-name="P17"><text:span text:style-name="T3">ГОСТ Р 1.4-2019</text:span><text:span text:style-name="T5"> Стандартизация в Российской Федерации. Стандарты организации. Общие положения.</text:span></text:p>
        </text:list-item>
        <text:list-item>
          <text:p text:style-name="P17"><text:span text:style-name="T3">ГОСТ 1.5-2018</text:span><text:span text:style-name="T5"> Стандартизация в Российской Федерации. Стандарты национальные. Правила построения, изложения, оформление и изложение.</text:span></text:p>
        </text:list-item>
        <text:list-item>
          <text:p text:style-name="P17"><text:span text:style-name="T3">ГОСТ 2.114-2016</text:span><text:span text:style-name="T5"> Единая система конструкторской документации. Технические условия.</text:span></text:p>
        </text:list-item>
      </text:list>
      <text:p text:style-name="P2">Вывод</text:p>
      <text:p text:style-name="P6"><text:span text:style-name="T14">В ходе выполнения работы была изучена национальная </text:span><text:span text:style-name="T17">Российская</text:span><text:span text:style-name="T14"> система стандартизации и были определены отличительные признаки нормативных (нормативно-правовых) документов</text:span><text:span text:style-name="T1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0.6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10:27:52.478000000</dc:date>
    <meta:editing-duration>PT1H5M48S</meta:editing-duration>
    <meta:editing-cycles>17</meta:editing-cycles>
    <meta:generator>LibreOffice/7.3.2.2$Windows_X86_64 LibreOffice_project/49f2b1bff42cfccbd8f788c8dc32c1c309559be0</meta:generator>
    <meta:document-statistic meta:table-count="1" meta:image-count="0" meta:object-count="0" meta:page-count="5" meta:paragraph-count="121" meta:word-count="801" meta:character-count="6953" meta:non-whitespace-character-count="6272"/>
  </office:meta>
</office:document-meta>
</file>